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P7" style:family="paragraph" style:parent-style-name="Standard" style:list-style-name="L4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ziekwinkel</text:p>
      <text:p text:style-name="P3"/>
      <text:p text:style-name="P3">TODO</text:p>
      <text:p text:style-name="P3"><text:tab/>-<text:span text:style-name="T2">Programma</text:span></text:p>
      <text:list xml:id="list4735816355295164001" text:style-name="L2">
        <text:list-item>
          <text:list>
            <text:list-item>
              <text:list>
                <text:list-item>
                  <text:p text:style-name="P5">Unittests/mocken</text:p>
                </text:list-item>
                <text:list-item>
                  <text:p text:style-name="P5">Bestand up/down</text:p>
                </text:list-item>
                <text:list-item>
                  <text:p text:style-name="P5">Cleanup</text:p>
                </text:list-item>
              </text:list>
            </text:list-item>
          </text:list>
        </text:list-item>
      </text:list>
      <text:p text:style-name="P3"><text:tab/><text:tab/></text:p>
      <text:p text:style-name="P3"><text:tab/>-<text:span text:style-name="T2">Technisch ontwerp</text:span></text:p>
      <text:list xml:id="list1526300808873878524" text:style-name="L1">
        <text:list-item>
          <text:list>
            <text:list-item>
              <text:list>
                <text:list-item>
                  <text:p text:style-name="P4">Functionele eisen OF User stories</text:p>
                </text:list-item>
                <text:list-item>
                  <text:p text:style-name="P4">Klassendiagram</text:p>
                </text:list-item>
                <text:list-item>
                  <text:p text:style-name="P4">2+ sequentiediagrammen</text:p>
                </text:list-item>
              </text:list>
            </text:list-item>
          </text:list>
        </text:list-item>
      </text:list>
      <text:p text:style-name="P3"/>
      <text:p text:style-name="P3"><text:tab/>-<text:span text:style-name="T2">Installatiehandleiding</text:span></text:p>
      <text:list xml:id="list5250949521381007574" text:style-name="L3">
        <text:list-item>
          <text:list>
            <text:list-item>
              <text:list>
                <text:list-item>
                  <text:p text:style-name="P6">Inleiding/inhoudsopgave?</text:p>
                </text:list-item>
                <text:list-item>
                  <text:p text:style-name="P6">Stappenplan</text:p>
                </text:list-item>
                <text:list-item>
                  <text:p text:style-name="P6">Lijst van benodigdheden</text:p>
                </text:list-item>
                <text:list-item>
                  <text:p text:style-name="P6">Testgebruikers</text:p>
                </text:list-item>
                <text:list-item>
                  <text:p text:style-name="P6">Userrollen</text:p>
                </text:list-item>
                <text:list-item>
                  <text:p text:style-name="P6">Rest-endpoints</text:p>
                </text:list-item>
              </text:list>
            </text:list-item>
          </text:list>
        </text:list-item>
      </text:list>
      <text:p text:style-name="P3"><text:span text:style-name="T2"/></text:p>
      <text:p text:style-name="P3"><text:span text:style-name="T2"><text:tab/>-Verantwoordingsdocument</text:span></text:p>
      <text:list xml:id="list1816580337075263741" text:style-name="L4">
        <text:list-item>
          <text:list>
            <text:list-item>
              <text:list>
                <text:list-item>
                  <text:p text:style-name="P7">Inleiding/inhoudsopgave?</text:p>
                </text:list-item>
                <text:list-item>
                  <text:p text:style-name="P7">Beargumenteerd overzicht van toegepaste technieken</text:p>
                </text:list-item>
              </text:list>
            </text:list-item>
          </text:list>
        </text:list-item>
      </text:list>
      <text:p text:style-name="P2">Artist:</text:p>
      <text:p text:style-name="P3"/>
      <text:p text:style-name="P3">-Showall</text:p>
      <text:p text:style-name="P3"/>
      <text:p text:style-name="P3">-Add new artist</text:p>
      <text:p text:style-name="P3"><text:tab/>Name</text:p>
      <text:p text:style-name="P3"><text:tab/>Year founded</text:p>
      <text:p text:style-name="P3"/>
      <text:p text:style-name="P3">-Delete artist</text:p>
      <text:p text:style-name="P3"><text:tab/>By id?</text:p>
      <text:p text:style-name="P3"/>
      <text:p text:style-name="P3">-Edit artist name</text:p>
      <text:p text:style-name="P3"><text:tab/>Find by ID, requestparam new name</text:p>
      <text:p text:style-name="P3"/>
      <text:p text:style-name="P3">-Edit artist label</text:p>
      <text:p text:style-name="P3"><text:tab/>Set current label</text:p>
      <text:p text:style-name="P3"><text:tab/>Add artist to label artistlist</text:p>
      <text:p text:style-name="P3"/>
      <text:p text:style-name="P3">-Add artist album</text:p>
      <text:p text:style-name="P2">Label:</text:p>
      <text:p text:style-name="P3"/>
      <text:p text:style-name="P3">-Showall</text:p>
      <text:p text:style-name="P3"/>
      <text:p text:style-name="P3">-Add new label</text:p>
      <text:p text:style-name="P3"><text:tab/>name</text:p>
      <text:p text:style-name="P3"><text:tab/></text:p>
      <text:p text:style-name="P3">-Delete label</text:p>
      <text:p text:style-name="P3"/>
      <text:p text:style-name="P3">-Edit label name</text:p>
      <text:p text:style-name="P2">Albums:</text:p>
      <text:p text:style-name="P3"/>
      <text:p text:style-name="P3">-Showall</text:p>
      <text:p text:style-name="P3"/>
      <text:p text:style-name="P3">-Add new album</text:p>
      <text:p text:style-name="P3"><text:tab/>Name</text:p>
      <text:p text:style-name="P3"><text:tab/>Artist (haal label uit artist)</text:p>
      <text:p text:style-name="P3"><text:tab/>Add album to artist albumlist</text:p>
      <text:p text:style-name="P3"/>
      <text:p text:style-name="P3">-Remove album</text:p>
      <text:p text:style-name="P3"><text:tab/>Delete album from repo</text:p>
      <text:p text:style-name="P3"><text:tab/>Delete album from artist albumlist</text:p>
      <text:p text:style-name="P3"/>
      <text:p text:style-name="P3">-Edit album name</text:p>
      <text:p text:style-name="P3"><text:tab/>By album ID, requestparam new name</text:p>
      <text:p text:style-name="P2">Rechten</text:p>
      <text:p text:style-name="P1"><text:span text:style-name="T1"/></text:p>
      <text:p text:style-name="P1"><text:span text:style-name="T1">Gebruikers met rol USER kunnen alle data inzien maar niks aanpassen, gebruikers met rol ADMIN kunnen al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l" fo:country="N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l" fo:country="N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5-17T20:24:32.52</dc:date>
    <meta:editing-duration>PT13H18M24S</meta:editing-duration>
    <meta:editing-cycles>3</meta:editing-cycles>
    <meta:generator>OpenOffice/4.1.5$Win32 OpenOffice.org_project/415m1$Build-9789</meta:generator>
    <dc:creator>Rick de Jong</dc:creator>
    <meta:document-statistic meta:table-count="0" meta:image-count="0" meta:object-count="0" meta:page-count="5" meta:paragraph-count="54" meta:word-count="147" meta:character-count="986"/>
  </office:meta>
</office:document-meta>
</file>